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1.25cm" svg:x="1.25cm" svg:y="4.25cm">
          <text:p text:style-name="P1">rjd3tool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1.5cm">
          <text:p text:style-name="P1">rjd3ari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9.75cm" svg:y="7.05cm">
          <text:p text:style-name="P3">rjd3highfre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.5cm" svg:y="9.25cm">
          <text:p text:style-name="P3">rjd3ben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4.75cm" svg:y="7cm">
          <text:p text:style-name="P3">rjdfil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2.75cm" svg:y="7.05cm">
          <text:p text:style-name="P3">rjd3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21.25cm" svg:y="3cm">
          <text:p text:style-name="P3">rjdemetra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3cm" svg:y="4.25cm">
          <text:p text:style-name="P3">rjd3tramose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25cm" svg:y="1.5cm">
          <text:p text:style-name="P3">rjd3x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4.25cm">
          <text:p text:style-name="P1">rjd3s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.25cm" svg:y="1.5cm">
          <text:p text:style-name="P1">rjd3modelling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cm" svg:y1="2.05cm" svg:x2="8cm" svg:y2="2.05cm">
          <text:p/>
        </draw:line>
        <draw:line draw:style-name="gr3" draw:text-style-name="P4" draw:layer="layout" svg:x1="6cm" svg:y1="2.75cm" svg:x2="8cm" svg:y2="4.25cm">
          <text:p/>
        </draw:line>
        <draw:line draw:style-name="gr4" draw:text-style-name="P4" draw:layer="layout" svg:x1="3.5cm" svg:y1="4.25cm" svg:x2="3.5cm" svg:y2="2.75cm">
          <text:p/>
        </draw:line>
        <draw:line draw:style-name="gr5" draw:text-style-name="P4" draw:layer="layout" svg:x1="12.75cm" svg:y1="4.95cm" svg:x2="14.25cm" svg:y2="4.95cm">
          <text:p/>
        </draw:line>
        <draw:line draw:style-name="gr6" draw:text-style-name="P4" draw:layer="layout" svg:x1="12.75cm" svg:y1="4.25cm" svg:x2="14.25cm" svg:y2="2.25cm">
          <text:p/>
        </draw:line>
        <draw:line draw:style-name="gr7" draw:text-style-name="P4" draw:layer="layout" svg:x1="12.75cm" svg:y1="2.75cm" svg:x2="14.25cm" svg:y2="4.75cm">
          <text:p/>
        </draw:line>
        <draw:line draw:style-name="gr8" draw:text-style-name="P4" draw:layer="layout" svg:x1="12.75cm" svg:y1="2cm" svg:x2="14.25cm" svg:y2="2cm">
          <text:p/>
        </draw:line>
        <draw:line draw:style-name="gr9" draw:text-style-name="P4" draw:layer="layout" svg:x1="19cm" svg:y1="2.15cm" svg:x2="21.25cm" svg:y2="3.65cm">
          <text:p/>
        </draw:line>
        <draw:line draw:style-name="gr10" draw:text-style-name="P4" draw:layer="layout" svg:x1="19cm" svg:y1="4.75cm" svg:x2="21.25cm" svg:y2="3.75cm">
          <text:p/>
        </draw:line>
        <draw:line draw:style-name="gr11" draw:text-style-name="P4" draw:layer="layout" svg:x1="6cm" svg:y1="5.5cm" svg:x2="6.5cm" svg:y2="7cm">
          <text:p/>
        </draw:line>
        <draw:line draw:style-name="gr12" draw:text-style-name="P4" draw:layer="layout" svg:x1="3.5cm" svg:y1="5.5cm" svg:x2="3.5cm" svg:y2="9.25cm">
          <text:p/>
        </draw:line>
        <draw:line draw:style-name="gr13" draw:text-style-name="P4" draw:layer="layout" svg:x1="17.5cm" svg:y1="7.7cm" svg:x2="19.75cm" svg:y2="7.7cm">
          <text:p/>
        </draw:line>
        <draw:line draw:style-name="gr14" draw:text-style-name="P4" draw:layer="layout" svg:x1="12.25cm" svg:y1="5.5cm" svg:x2="14.75cm" svg:y2="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0.098cm" fo:margin-left="1cm" fo:margin-right="2.693cm" fo:page-width="26.5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lain Quartier la tente</meta:initial-creator>
    <meta:creation-date>2022-07-25T18:59:24.358000000</meta:creation-date>
    <dc:date>2022-07-25T19:33:04.695000000</dc:date>
    <dc:creator>Alain Quartier la tente</dc:creator>
    <meta:editing-duration>PT3M46S</meta:editing-duration>
    <meta:editing-cycles>3</meta:editing-cycles>
    <meta:generator>LibreOffice/7.2.6.2$Windows_X86_64 LibreOffice_project/b0ec3a565991f7569a5a7f5d24fed7f52653d754</meta:generator>
    <meta:document-statistic meta:object-count="24"/>
  </office:meta>
</office:document-meta>
</file>